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f0d2fe6020" style:family="table" style:master-page-name="ta-mp-0x7ff0d2fe6020">
      <style:table-properties table:display="true" style:writing-mode="lr-tb"/>
    </style:style>
    <style:style style:name="ta-0x7ff0d2fe6210" style:family="table" style:master-page-name="ta-mp-0x7ff0d2fe6210">
      <style:table-properties table:display="true" style:writing-mode="lr-tb"/>
    </style:style>
    <style:style style:name="ta-0x7ff0d2fe6400" style:family="table" style:master-page-name="ta-mp-0x7ff0d2fe64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f0d2fe7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0d2fe7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f0d2fe7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3.50pt" style:use-optimal-column-width="false"/>
    </style:style>
    <style:style style:name="ACOL-2" style:family="table-column">
      <style:table-column-properties style:column-width="85.50pt" style:use-optimal-column-width="false"/>
    </style:style>
    <style:style style:name="ACOL-3" style:family="table-column"/>
    <style:style style:name="AROW-1" style:family="table-row">
      <style:table-row-properties style:row-height="39.75pt" style:use-optimal-row-height="true"/>
    </style:style>
    <style:style style:name="AROW-2" style:family="table-row">
      <style:table-row-properties style:row-height="30.0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シート1" table:style-name="ta-0x7ff0d2fe602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0" table:number-columns-repeated="251"/>
        <table:table-row table:style-name="AROW-0">
          <table:table-cell table:style-name="Gnumeric-default" office:value-type="string">
            <text:p>No</text:p>
          </table:table-cell>
          <table:table-cell table:style-name="Gnumeric-default" office:value-type="string">
            <text:p>epsilon</text:p>
          </table:table-cell>
          <table:table-cell table:style-name="Gnumeric-default" office:value-type="string">
            <text:p>DiscountRate</text:p>
          </table:table-cell>
          <table:table-cell table:style-name="Gnumeric-default" office:value-type="string">
            <text:p>logfile(EV3)</text:p>
          </table:table-cell>
          <table:table-cell table:style-name="Gnumeric-default" office:value-type="string">
            <text:p>logfile(ESOPMC)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.125">
            <text:p>0.1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0151001/EV3LineTracer_20151001190952_00Construct.log</text:p>
          </table:table-cell>
          <table:table-cell table:style-name="Gnumeric-default" office:value-type="string">
            <text:p>20151001/EpsilonSoftOnPolicyMonteCarlo_PN2RL13EV3LineTracerE_PolicyEvaluation_20151001190954_Episode_099_.log<text:line-break/>20151001/EpsilonSoftOnPolicyMonteCarlo_PN2RL13EV3LineTracerE_PolicyEvaluation_20151001210719_Episode_099_.log<text:line-break/>20151001/EpsilonSoftOnPolicyMonteCarlo_PN2RL13EV3LineTracerE_PolicyEvaluation_20151001221216_Episode_099_.log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float" office:value="0.125">
            <text:p>0.125</text:p>
          </table:table-cell>
          <table:table-cell table:style-name="Gnumeric-default" office:value-type="float" office:value="0.984375">
            <text:p>0.984375</text:p>
          </table:table-cell>
          <table:table-cell table:style-name="Gnumeric-default" office:value-type="string">
            <text:p>EV3LineTracer_20151018215308_00Construct.log</text:p>
          </table:table-cell>
          <table:table-cell table:style-name="Gnumeric-default" office:value-type="string">
            <text:p>EpsilonSoftOnPolicyMonteCarlo_PN2RL13EV3LineTracerE_PolicyEvaluation_20151018215309_Episode_099_.log<text:line-break/>EpsilonSoftOnPolicyMonteCarlo_PN2RL13EV3LineTracerE_PolicyEvaluation_20151018235036_Episode_099_.log<text:line-break/></text:p>
          </table:table-cell>
          <table:table-cell table:number-columns-repeated="251" table:style-name="Gnumeric-default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Print_Area" table:expression="of:=#REF!" table:base-cell-address="$'シート1'.$A$1"/>
          <table:named-expression table:name="Sheet_Title" table:expression="of:=&quot;シート1&quot;" table:base-cell-address="$'シート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シート2" table:style-name="ta-0x7ff0d2fe6210" table:print="true">
        <office:forms form:automatic-focus="false" form:apply-design-mode="false">
          <form:form/>
        </office:forms>
        <table:table-column table:default-cell-style-name="ACE-0x7ff0d2fe713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シート2'.$A$1"/>
          <table:named-expression table:name="Sheet_Title" table:expression="of:=&quot;シート2&quot;" table:base-cell-address="$'シート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シート3" table:style-name="ta-0x7ff0d2fe6400" table:print="true">
        <office:forms form:automatic-focus="false" form:apply-design-mode="false">
          <form:form/>
        </office:forms>
        <table:table-column table:default-cell-style-name="ACE-0x7ff0d2fe725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シート3'.$A$1"/>
          <table:named-expression table:name="Sheet_Title" table:expression="of:=&quot;シート3&quot;" table:base-cell-address="$'シート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f0d2f66e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f0d2fa2f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f0d2f598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f0d2fe6020" style:display-name="シート1" style:page-layout-name="pl-0x7ff0d2f66e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0d2fe6210" style:display-name="シート2" style:page-layout-name="pl-0x7ff0d2fa2f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f0d2fe6400" style:display-name="シート3" style:page-layout-name="pl-0x7ff0d2f598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0-18T17:20:23Z</dc:date>
    <meta:creation-date>2015-10-18T12:36:54Z</meta:creation-date>
    <meta:generator>gnumeric/1.12.9</meta:generator>
  </office:meta>
</office:document-meta>
</file>